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 style:list-style-name="L8"/>
    <style:style style:name="T1" style:family="text">
      <style:text-properties style:text-position="super 58%"/>
    </style:style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ummer 2006 Orientation Meeting Notes</text:p>
      <text:p text:style-name="Standard"/>
      <text:p text:style-name="Standard">Payment schedule</text:p>
      <text:list text:style-name="L1">
        <text:list-item>
          <text:p text:style-name="P1">bottom left, or finish paying the rest</text:p>
        </text:list-item>
        <text:list-item>
          <text:p text:style-name="P1">May 27<text:span text:style-name="T1">th</text:span>, June 15<text:span text:style-name="T1">th</text:span>, July 15<text:span text:style-name="T1">th</text:span>, July 30<text:span text:style-name="T1">th</text:span></text:p>
        </text:list-item>
      </text:list>
      <text:p text:style-name="Standard"/>
      <text:p text:style-name="Standard">House rules</text:p>
      <text:list text:style-name="L2">
        <text:list-item>
          <text:p text:style-name="P2">TV must be turned off</text:p>
        </text:list-item>
        <text:list-item>
          <text:p text:style-name="P2">no smoking in the house</text:p>
        </text:list-item>
        <text:list-item>
          <text:p text:style-name="P2">clean up after yourself</text:p>
        </text:list-item>
        <text:list-item>
          <text:p text:style-name="P2">mail?</text:p>
        </text:list-item>
        <text:list-item>
          <text:p text:style-name="P2">No selling merchandise, house is not a storefront</text:p>
        </text:list-item>
      </text:list>
      <text:p text:style-name="Standard"/>
      <text:p text:style-name="Standard">Front door</text:p>
      <text:list text:style-name="L3">
        <text:list-item>
          <text:p text:style-name="P3">no arun's “friends”</text:p>
        </text:list-item>
        <text:list-item>
          <text:p text:style-name="P3">no Prez</text:p>
        </text:list-item>
        <text:list-item>
          <text:p text:style-name="P3">no strangers, even brothers or friends of brothers.</text:p>
          <text:list>
            <text:list-item>
              <text:p text:style-name="P3">brothers have keys.</text:p>
            </text:list-item>
          </text:list>
        </text:list-item>
      </text:list>
      <text:p text:style-name="Standard"/>
      <text:p text:style-name="Standard">Kitchen</text:p>
      <text:list text:style-name="L4">
        <text:list-item>
          <text:p text:style-name="P4">the stove</text:p>
        </text:list-item>
        <text:list-item>
          <text:p text:style-name="P4">dishes/hobart</text:p>
        </text:list-item>
        <text:list-item>
          <text:p text:style-name="P4">refrigerator (mark your stuff)</text:p>
        </text:list-item>
        <text:list-item>
          <text:p text:style-name="P4">center island is for food preparation, not storage, clean it when you're done</text:p>
        </text:list-item>
      </text:list>
      <text:p text:style-name="Standard"/>
      <text:p text:style-name="Standard">How to have guests/party</text:p>
      <text:p text:style-name="Standard"/>
      <text:p text:style-name="Standard">Roof/Decks</text:p>
      <text:list text:style-name="L5">
        <text:list-item>
          <text:p text:style-name="P5">no containers on the roof decks, or getting drunk (remove yourself)</text:p>
        </text:list-item>
        <text:list-item>
          <text:p text:style-name="P5">no throwing things off or removing the deck furniture</text:p>
        </text:list-item>
        <text:list-item>
          <text:p text:style-name="P5">no barbecuing</text:p>
        </text:list-item>
        <text:list-item>
          <text:p text:style-name="P5">fireworks/fire</text:p>
        </text:list-item>
        <text:list-item>
          <text:p text:style-name="P5">heckling/harassment</text:p>
        </text:list-item>
      </text:list>
      <text:p text:style-name="Standard"/>
      <text:p text:style-name="Standard">Network</text:p>
      <text:list text:style-name="L6">
        <text:list-item>
          <text:p text:style-name="P6">if MIT, choose visitor</text:p>
        </text:list-item>
        <text:list-item>
          <text:p text:style-name="P6">wireless keys</text:p>
        </text:list-item>
      </text:list>
      <text:p text:style-name="Standard"/>
      <text:p text:style-name="Standard">How to open the side door</text:p>
      <text:p text:style-name="Standard"/>
      <text:p text:style-name="Standard">Laundry room schedule</text:p>
      <text:list text:style-name="L7">
        <text:list-item>
          <text:p text:style-name="P7">4<text:span text:style-name="T1">th</text:span>: Monday, Thursday</text:p>
        </text:list-item>
        <text:list-item>
          <text:p text:style-name="P7">3<text:span text:style-name="T1">rd</text:span>: Tuesday, Friday</text:p>
        </text:list-item>
        <text:list-item>
          <text:p text:style-name="P7">2<text:span text:style-name="T1">nd</text:span> &amp; Pipe: Wednesday, Saturday</text:p>
        </text:list-item>
        <text:list-item>
          <text:p text:style-name="P7">Sunday bonanza</text:p>
        </text:list-item>
      </text:list>
      <text:p text:style-name="Standard"/>
      <text:p text:style-name="Standard">House works</text:p>
      <text:list text:style-name="L8">
        <text:list-item>
          <text:p text:style-name="P8">weekly cleaning of bathrooms</text:p>
        </text:list-item>
        <text:list-item>
          <text:p text:style-name="P8">bathroom cleaning signups</text:p>
        </text:list-item>
        <text:list-item>
          <text:p text:style-name="P8">how to clean a shower: pour some bleach &amp; scrub</text:p>
        </text:list-item>
        <text:list-item>
          <text:p text:style-name="P8">bathroom cleaning includes hallway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05-29T16:58:58</meta:creation-date>
    <dc:date>2006-05-29T17:01:20</dc:date>
    <dc:language>en-US</dc:language>
    <meta:editing-cycles>2</meta:editing-cycles>
    <meta:editing-duration>PT2M2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41" meta:word-count="170" meta:character-count="1025"/>
  </office:meta>
</office:document-meta>
</file>